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0be" officeooo:paragraph-rsid="0005e0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abc)</text:p>
      <text:p text:style-name="Standard"><text:bookmark-start text:name="__DdeLink__9_601888242"/><text:bookmark-start text:name="__DdeLink__27_1003219870"/><text:bookmark-start text:name="__DdeLink__9_3014449671"/><text:bookmark-start text:name="__DdeLink__32_601888242"/><text:bookmark-start text:name="__DdeLink__20_601888242"/>(a(b(ef)c(g)d(h))i(j(kl(x)))m(no(z)qp))<text:bookmark-end text:name="__DdeLink__9_601888242"/><text:bookmark-end text:name="__DdeLink__27_1003219870"/><text:bookmark-end text:name="__DdeLink__9_3014449671"/><text:bookmark-end text:name="__DdeLink__32_601888242"/><text:bookmark-end text:name="__DdeLink__20_601888242"/></text:p>
      <text:p text:style-name="P1"><text:bookmark-start text:name="__DdeLink__29_601888242"/>(a(bc(der)df)d(k))<text:bookmark-end text:name="__DdeLink__29_601888242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1T03:06:07.066867115</meta:creation-date>
    <dc:date>2019-12-03T19:44:28.297115934</dc:date>
    <meta:editing-duration>PT48M14S</meta:editing-duration>
    <meta:editing-cycles>4</meta:editing-cycles>
    <meta:generator>LibreOffice/6.3.3.2.0$Linux_X86_64 LibreOffice_project/efd344762d9d19af2cac84c1651e18355008a6ed</meta:generator>
    <meta:document-statistic meta:table-count="0" meta:image-count="0" meta:object-count="0" meta:page-count="1" meta:paragraph-count="3" meta:word-count="3" meta:character-count="62" meta:non-whitespace-character-count="62"/>
  </office:meta>
</office:document-meta>
</file>